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75cm" fo:min-width="4.5cm" fo:padding-top="0.151cm" fo:padding-bottom="0.151cm" fo:padding-left="0.276cm" fo:padding-right="0.276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fill-color="#800080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698cm" fo:min-width="4.44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800080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0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4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3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cm" svg:height="1cm" svg:x="7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4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3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8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0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9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8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0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9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14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6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15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14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6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15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2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22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21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2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22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21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26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28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27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26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28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27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8T20:23:08.529000000</meta:creation-date>
    <dc:date>2024-07-18T20:28:48.943000000</dc:date>
    <meta:editing-duration>PT5M40S</meta:editing-duration>
    <meta:editing-cycles>1</meta:editing-cycles>
    <meta:generator>LibreOffice/7.2.7.2$Windows_X86_64 LibreOffice_project/8d71d29d553c0f7dcbfa38fbfda25ee34cce99a2</meta:generator>
    <meta:document-statistic meta:object-count="51"/>
  </office:meta>
</office:document-meta>
</file>